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0" office:value-type="string">
            <text:p>2023-04-16_10-12-23_000.jpg</text:p>
          </table:table-cell>
          <table:table-cell table:style-name="ce26" office:value-type="string">
            <text:p>:bookmemo / 読んだ本 / 『イスラームの原点』 / 著者=牧野信也 / 途中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7" office:value-type="string">
            <text:p>2023-04-16_10-12-34_000.jpg</text:p>
          </table:table-cell>
          <table:table-cell table:style-name="ce26" office:value-type="string">
            <text:p>:bookmemo / 読んだ本 / 『イスラームの原点』 / 著者=牧野信也 / 途中 ここまで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5];CONCATENATE([.C5];&quot; / &quot;;[.E3]))" office:value-type="string" office:string-value=":bookmemo / 読んだ本 / 『直感を裏切る数学』 / 著者=神永正博 / 途中 ここまで">
            <text:p>:bookmemo / 読んだ本 / 『直感を裏切る数学』 / 著者=神永正博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7" office:value-type="string">
            <text:p>2023-04-16_10-11-44_000.jpg</text:p>
          </table:table-cell>
          <table:table-cell table:style-name="ce26" office:value-type="string">
            <text:p>:bookmemo / 読んだ本 / 『直感を裏切る数学』 / 著者=神永正博 / 途中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bookmemo / 読んだ本 / 『直感を裏切る数学』 / 著者=神永正博 / 途中">
            <text:p>:bookmemo / 読んだ本 / 『直感を裏切る数学』 / 著者=神永正博 / 途中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7" office:value-type="string">
            <text:p>2023-04-16_10-12-14_000.jpg</text:p>
          </table:table-cell>
          <table:table-cell table:style-name="ce26" office:value-type="string">
            <text:p>:bookmemo / 読んだ本 / 『直感を裏切る数学』 / 著者=神永正博 / 途中 ここまで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bookmemo / 読んだ本 / 『直感を裏切る数学』 / 著者=神永正博 / 途中 ここまで">
            <text:p>:bookmemo / 読んだ本 / 『直感を裏切る数学』 / 著者=神永正博 / 途中 ここまで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7" office:value-type="string">
            <text:p>2023-04-16_07-42-43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起きた時刻 / 2023">
            <text:p>:m :PHOTO 起き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7" office:value-type="string">
            <text:p>2023-04-16_02-23-22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PHOTO 寝た時刻 / 2023">
            <text:p>:m :PHOTO 寝た時刻 / 2023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 office:value-type="string">
            <text:p>2023-04-16_02-23-14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8" office:value-type="string">
            <text:p>2023-04-15_21-07-13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3">
            <text:p>13</text:p>
          </table:table-cell>
          <table:table-cell table:style-name="ce18" office:value-type="string">
            <text:p>2023-04-16_13-26-24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7" office:value-type="string">
            <text:p>2023-04-16_07-51-3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6">
            <text:p>6</text:p>
          </table:table-cell>
          <table:table-cell table:style-name="ce10" office:value-type="string">
            <text:p>2023-04-16_08-04-59_000.jpg</text:p>
          </table:table-cell>
          <table:table-cell table:style-name="ce26" office:value-type="string">
            <text:p>:m :? #*# / topic=仏教 / content=仏教はなぜ、広まったのか。日本で。民衆に、どんな条件があったのか。 / status=~ / id=~,genre=~,other=~,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:? #*# / topic=仏教 / content=仏教はなぜ、広まったのか。日本で。民衆に、どんな条件があったのか。 / status=~ / id=~,genre=~,other=~,">
            <text:p>:m :? #*# / topic=仏教 / content=仏教はなぜ、広まったのか。日本で。民衆に、どんな条件があったのか。 / status=~ / id=~,genre=~,other=~,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7" office:value-type="string">
            <text:p>2023-04-16_09-12-07_000.jpg</text:p>
          </table:table-cell>
          <table:table-cell table:style-name="ce26" office:value-type="string">
            <text:p>:m #*# RES / JVEMV6 64#67_11_senshin / 『論語 先進』 著者=~,校注=~ / p.243 / w=,topic=人物：リストに並べる,publisher=明治書院,other=list+:子貢；子夏；子張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JVEMV6 64#67_11_senshin / 『論語 先進』 著者=~,校注=~ / p.243 / w=,topic=人物：リストに並べる,publisher=明治書院,other=list+:子貢；子夏；子張">
            <text:p>:m #*# RES / JVEMV6 64#67_11_senshin / 『論語 先進』 著者=~,校注=~ / p.243 / w=,topic=人物：リストに並べる,publisher=明治書院,other=list+:子貢；子夏；子張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7" office:value-type="string">
            <text:p>2023-04-16_09-12-32_000.jpg</text:p>
          </table:table-cell>
          <table:table-cell table:style-name="ce26" office:value-type="string">
            <text:p>:m #*# / memo:other(m:other) / topic=言葉：意義, about=「事の「次第」」：順序、いきさつ、推移,content=~,other=~,id=~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/ memo:other(m:other) / topic=言葉：意義, about=「事の「次第」」：順序、いきさつ、推移,content=~,other=~,id=~ ">
            <text:p>:m #*# / memo:other(m:other) / topic=言葉：意義, about=「事の「次第」」：順序、いきさつ、推移,content=~,other=~,id=~ 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4">
            <text:p>14</text:p>
          </table:table-cell>
          <table:table-cell table:style-name="ce18" office:value-type="string">
            <text:p>2023-04-16_15-59-05_000.jpg</text:p>
          </table:table-cell>
          <table:table-cell table:style-name="ce26" office:value-type="string">
            <text:p>:m #*# RES / JVEMV6 64#270_mushuukyoo_koishikawa / 『日本人は本当に無宗教なのか』 著者=礫川全次,校注=~ / p.14 / w=~,topic=~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#*# RES / JVEMV6 64#270_mushuukyoo_koishikawa / 『日本人は本当に無宗教なのか』 著者=礫川全次,校注=~ / p.14 / w=~,topic=~,publisher=~,other=~">
            <text:p>:m #*# RES / JVEMV6 64#270_mushuukyoo_koishikawa / 『日本人は本当に無宗教なのか』 著者=礫川全次,校注=~ / p.14 / w=~,topic=~,publisher=~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5">
            <text:p>15</text:p>
          </table:table-cell>
          <table:table-cell table:style-name="ce17" office:value-type="string">
            <text:p>2023-04-16_17-33-36_000.jpg</text:p>
          </table:table-cell>
          <table:table-cell table:style-name="ce26" office:value-type="string">
            <text:p>:m #*# RES / JVEMV6 64#271_shuudatsu_galeano / 『収奪された大地』 著者=ガレアーノ,校注=~ / p.1 / w=~,topic=~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#*# RES / JVEMV6 64#271_shuudatsu_galeano / 『収奪された大地』 著者=ガレアーノ,校注=~ / p.1 / w=~,topic=~,publisher=~,other=~">
            <text:p>:m #*# RES / JVEMV6 64#271_shuudatsu_galeano / 『収奪された大地』 著者=ガレアーノ,校注=~ / p.1 / w=~,topic=~,publisher=~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6">2023/04/16</text:date>, <text:time>21:57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16T21:57:13.22</dc:date>
    <dc:creator>岩淵 謙</dc:creator>
    <meta:editing-duration>P55DT18H1M13S</meta:editing-duration>
    <meta:editing-cycles>18151</meta:editing-cycles>
    <meta:document-statistic meta:table-count="2" meta:cell-count="926" meta:object-count="0"/>
    <meta:user-defined meta:name="qrichtext">1</meta:user-defined>
  </office:meta>
</office:document-meta>
</file>